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bedb1" officeooo:paragraph-rsid="002bedb1"/>
    </style:style>
    <style:style style:name="P11" style:family="paragraph" style:parent-style-name="Standard">
      <style:text-properties officeooo:rsid="002c980a" officeooo:paragraph-rsid="002c980a"/>
    </style:style>
    <style:style style:name="P12" style:family="paragraph" style:parent-style-name="Standard">
      <style:text-properties officeooo:rsid="002e764f" officeooo:paragraph-rsid="002e764f"/>
    </style:style>
    <style:style style:name="P13" style:family="paragraph" style:parent-style-name="Standard">
      <style:text-properties officeooo:rsid="002ef683" officeooo:paragraph-rsid="002ef683"/>
    </style:style>
    <style:style style:name="P14" style:family="paragraph" style:parent-style-name="Standard">
      <style:text-properties officeooo:rsid="002f0fc1" officeooo:paragraph-rsid="002f0fc1"/>
    </style:style>
    <style:style style:name="P15" style:family="paragraph" style:parent-style-name="Standard">
      <style:text-properties officeooo:rsid="002f735b" officeooo:paragraph-rsid="002f735b"/>
    </style:style>
    <style:style style:name="P16" style:family="paragraph" style:parent-style-name="Standard">
      <style:text-properties officeooo:rsid="002f735b" officeooo:paragraph-rsid="002f735b"/>
    </style:style>
    <style:style style:name="P17" style:family="paragraph" style:parent-style-name="Standard">
      <style:text-properties officeooo:rsid="0034ebac" officeooo:paragraph-rsid="0034ebac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0">---------------------------------</text:p>
      <text:p text:style-name="P10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  <text:p text:style-name="P11">Deutsch</text:p>
      <text:p text:style-name="P11"><text:a xlink:type="simple" xlink:href="https://youtu.be/8iuZ79jDNqo" office:target-frame-name="_blank" xlink:show="new" text:style-name="Internet_20_link" text:visited-style-name="Visited_20_Internet_20_Link">https://youtu.be/8iuZ79jDNqo </text:a></text:p>
      <text:p text:style-name="P11"/>
      <text:p text:style-name="P12">Spanisch</text:p>
      <text:p text:style-name="P12"><text:a xlink:type="simple" xlink:href="https://youtu.be/nmpM7mB_hLM" office:target-frame-name="_blank" xlink:show="new" text:style-name="Internet_20_link" text:visited-style-name="Visited_20_Internet_20_Link">https://youtu.be/nmpM7mB_hLM </text:a></text:p>
      <text:p text:style-name="P12"/>
      <text:p text:style-name="P12"/>
      <text:p text:style-name="P13">Wie sinnvoll sind Masken?</text:p>
      <text:p text:style-name="P13">------------------------------------</text:p>
      <text:p text:style-name="P13">Deutsch</text:p>
      <text:p text:style-name="P13"><text:a xlink:type="simple" xlink:href="https://youtu.be/4Pcgyd9-eVM" office:target-frame-name="_blank" xlink:show="new" text:style-name="Internet_20_link" text:visited-style-name="Visited_20_Internet_20_Link">https://youtu.be/4Pcgyd9-eVM </text:a></text:p>
      <text:p text:style-name="P13"/>
      <text:p text:style-name="P14">Bekämpfungs-Strategien</text:p>
      <text:p text:style-name="P14"><text:soft-page-break/>--------------------------------</text:p>
      <text:p text:style-name="P14">Deutsch</text:p>
      <text:p text:style-name="P14"><text:a xlink:type="simple" xlink:href="https://youtu.be/DqR3fsjSR9o" office:target-frame-name="_blank" xlink:show="new" text:style-name="Internet_20_link" text:visited-style-name="Visited_20_Internet_20_Link">https://youtu.be/DqR3fsjSR9o </text:a></text:p>
      <text:p text:style-name="P14"/>
      <text:p text:style-name="P14">Weshalb auch Junge sterben</text:p>
      <text:p text:style-name="P14">-----------------------------------</text:p>
      <text:p text:style-name="P15">Deutsch</text:p>
      <text:p text:style-name="P15"><text:a xlink:type="simple" xlink:href="https://youtu.be/HQT6GN5tt8o" office:target-frame-name="_blank" xlink:show="new" text:style-name="Internet_20_link" text:visited-style-name="Visited_20_Internet_20_Link">https://youtu.be/HQT6GN5tt8o </text:a></text:p>
      <text:p text:style-name="P15"/>
      <text:p text:style-name="P15"/>
      <text:p text:style-name="P15">Selbstisolation - <text:s/>Empfehlungen des Schweizer Bundesamtes für Gesundheit</text:p>
      <text:p text:style-name="P17">----------------------------------------</text:p>
      <text:p text:style-name="P17">Deutsch</text:p>
      <text:p text:style-name="P15"><text:s/>https://youtu.be/V-YO8-zdQL4 </text:p>
      <text:p text:style-name="P15"/>
      <text:p text:style-name="P15"/>
      <text:p text:style-name="P15">Selbstquarantäne - <text:s/>Empfehlungen des Schweizer Bundesamtes für Gesundheit</text:p>
      <text:p text:style-name="P17">----------------------------------------</text:p>
      <text:p text:style-name="P17">Deutsch</text:p>
      <text:p text:style-name="P15"><text:s/>https://youtu.be/Uf95RafxkY4 </text:p>
      <text:p text:style-name="P15"/>
      <text:p text:style-name="P15"/>
      <text:p text:style-name="P15">Lachen trotz Corona - <text:s/>Vreni fragt, Roland antwortet</text:p>
      <text:p text:style-name="P17">----------------------------------------</text:p>
      <text:p text:style-name="P17">Deutsch</text:p>
      <text:p text:style-name="P15"><text:s/>https://youtu.be/YlzVG2ElxM4 </text:p>
      <text:p text:style-name="P15"/>
      <text:p text:style-name="P15"/>
      <text:p text:style-name="P15">Lachen trotz Corona - Verschnaufpause für den Kapitalismus</text:p>
      <text:p text:style-name="P17">----------------------------------------</text:p>
      <text:p text:style-name="P17">Deutsch</text:p>
      <text:p text:style-name="P15"><text:s/>https://youtu.be/2srZOyTY49g 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21</meta:editing-cycles>
    <meta:creation-date>2008-08-22T11:41:04</meta:creation-date>
    <dc:date>2020-04-08T23:49:32.155038480</dc:date>
    <meta:editing-duration>PT1H6M7S</meta:editing-duration>
    <meta:document-statistic meta:table-count="0" meta:image-count="0" meta:object-count="0" meta:page-count="2" meta:paragraph-count="62" meta:word-count="111" meta:character-count="1532" meta:non-whitespace-character-count="1460"/>
  </office:meta>
</office:document-meta>
</file>